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B000016630000321A94A848AF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22cm" fo:min-width="0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6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5cm" svg:height="12.825cm" svg:x="4.81cm" svg:y="2.27cm">
          <draw:image xlink:href="Pictures/2000004B000016630000321A94A848AF.wmf" xlink:type="simple" xlink:show="embed" xlink:actuate="onLoad">
            <text:p/>
          </draw:image>
        </draw:frame>
        <draw:frame draw:style-name="gr2" draw:layer="layout" svg:width="0.853cm" svg:height="0.962cm" svg:x="7.559cm" svg:y="4.51cm">
          <draw:text-box>
            <text:p>1</text:p>
          </draw:text-box>
        </draw:frame>
        <draw:frame draw:style-name="gr3" draw:layer="layout" svg:width="0.858cm" svg:height="0.962cm" svg:x="7.556cm" svg:y="7.81cm">
          <draw:text-box>
            <text:p>2</text:p>
          </draw:text-box>
        </draw:frame>
        <draw:frame draw:style-name="gr2" draw:layer="layout" svg:width="0.853cm" svg:height="1.47cm" svg:x="6.06cm" svg:y="9.81cm">
          <draw:text-box>
            <text:p>3</text:p>
          </draw:text-box>
        </draw:frame>
        <draw:frame draw:style-name="gr2" draw:layer="layout" svg:width="0.853cm" svg:height="1.47cm" svg:x="9.123cm" svg:y="9.81cm">
          <draw:text-box>
            <text:p>3</text:p>
          </draw:text-box>
        </draw:frame>
        <draw:frame draw:style-name="gr2" draw:layer="layout" svg:width="0.853cm" svg:height="1.47cm" svg:x="6.061cm" svg:y="14.01cm">
          <draw:text-box>
            <text:p>4</text:p>
          </draw:text-box>
        </draw:frame>
        <draw:frame draw:style-name="gr2" draw:layer="layout" svg:width="0.853cm" svg:height="1.47cm" svg:x="9.1cm" svg:y="14.01cm">
          <draw:text-box>
            <text:p>4</text:p>
          </draw:text-box>
        </draw:frame>
        <draw:frame draw:style-name="gr3" draw:layer="layout" svg:width="0.858cm" svg:height="0.962cm" svg:x="7.556cm" svg:y="12.11cm">
          <draw:text-box>
            <text:p>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n Musinsky</meta:initial-creator>
    <meta:creation-date>2009-07-14T19:01:46</meta:creation-date>
    <dc:date>2009-07-14T19:07:52</dc:date>
    <dc:creator>Jan Musinsky</dc:creator>
    <meta:editing-duration>PT00H00M06S</meta:editing-duration>
    <meta:editing-cycles>1</meta:editing-cycles>
    <meta:document-statistic meta:object-count="8"/>
    <meta:generator>OpenOffice.org/3.1$Linux OpenOffice.org_project/310m11$Build-9399</meta:generator>
  </office:meta>
</office:document-meta>
</file>